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3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455" calcext:value-type="float">
            <text:p>2.11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50864516129" calcext:value-type="float">
            <text:p>2.1050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1805" calcext:value-type="float">
            <text:p>2.2061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51568" calcext:value-type="float">
            <text:p>2.2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211948387097" calcext:value-type="float">
            <text:p>2.06211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612" calcext:value-type="float">
            <text:p>1.97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54625" calcext:value-type="float">
            <text:p>2.0845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564748387097" calcext:value-type="float">
            <text:p>2.09564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02" calcext:value-type="float">
            <text:p>2.31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082838709677" calcext:value-type="float">
            <text:p>2.94082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35184516129" calcext:value-type="float">
            <text:p>2.5135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00670967742" calcext:value-type="float">
            <text:p>2.43800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58151724138" calcext:value-type="float">
            <text:p>2.353581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120490322581" calcext:value-type="float">
            <text:p>2.56120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368375" calcext:value-type="float">
            <text:p>2.8036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7336" calcext:value-type="float">
            <text:p>2.77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283" calcext:value-type="float">
            <text:p>2.6452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82824" calcext:value-type="float">
            <text:p>2.81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284180645161" calcext:value-type="float">
            <text:p>2.48284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3456" calcext:value-type="float">
            <text:p>2.20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066725" calcext:value-type="float">
            <text:p>2.2906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606916129032" calcext:value-type="float">
            <text:p>2.44606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31552" calcext:value-type="float">
            <text:p>2.28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6145" calcext:value-type="float">
            <text:p>2.6306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802993548387" calcext:value-type="float">
            <text:p>2.37802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620696774194" calcext:value-type="float">
            <text:p>3.10620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7724137931" calcext:value-type="float">
            <text:p>2.81677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27406451613" calcext:value-type="float">
            <text:p>2.72127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662890322581" calcext:value-type="float">
            <text:p>3.28662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44616" calcext:value-type="float">
            <text:p>3.13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94975" calcext:value-type="float">
            <text:p>2.64594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56472" calcext:value-type="float">
            <text:p>2.15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831329032258" calcext:value-type="float">
            <text:p>2.40831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29367741935" calcext:value-type="float">
            <text:p>2.75529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378451612903" calcext:value-type="float">
            <text:p>2.5037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9856" calcext:value-type="float">
            <text:p>2.1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99896774194" calcext:value-type="float">
            <text:p>2.20399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45448" calcext:value-type="float">
            <text:p>2.17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300412903226" calcext:value-type="float">
            <text:p>2.23300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328696774194" calcext:value-type="float">
            <text:p>2.60328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24632" calcext:value-type="float">
            <text:p>2.84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227" calcext:value-type="float">
            <text:p>2.9592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13688" calcext:value-type="float">
            <text:p>2.67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941212903226" calcext:value-type="float">
            <text:p>2.44941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45264516129" calcext:value-type="float">
            <text:p>2.81045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440877419355" calcext:value-type="float">
            <text:p>2.75440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602296774194" calcext:value-type="float">
            <text:p>2.39602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5888" calcext:value-type="float">
            <text:p>2.14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603483870968" calcext:value-type="float">
            <text:p>2.19603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26995862069" calcext:value-type="float">
            <text:p>2.10269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836516129032" calcext:value-type="float">
            <text:p>2.52836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83377777778" calcext:value-type="float">
            <text:p>2.959833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57896" calcext:value-type="float">
            <text:p>3.3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6575" calcext:value-type="float">
            <text:p>3.07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6664" calcext:value-type="float">
            <text:p>2.71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519509677419" calcext:value-type="float">
            <text:p>2.92519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069574193548" calcext:value-type="float">
            <text:p>2.69069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739948387097" calcext:value-type="float">
            <text:p>2.39739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93832258065" calcext:value-type="float">
            <text:p>2.14893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8296" calcext:value-type="float">
            <text:p>2.01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38270967742" calcext:value-type="float">
            <text:p>2.01738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06648275862" calcext:value-type="float">
            <text:p>2.069066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79896774194" calcext:value-type="float">
            <text:p>2.12779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588" calcext:value-type="float">
            <text:p>2.92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1473" calcext:value-type="float">
            <text:p>2.6414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88448" calcext:value-type="float">
            <text:p>2.28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627793548387" calcext:value-type="float">
            <text:p>2.07627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132722580645" calcext:value-type="float">
            <text:p>1.99132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991483870968" calcext:value-type="float">
            <text:p>2.7599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69075" calcext:value-type="float">
            <text:p>2.4786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25" calcext:value-type="float">
            <text:p>2.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1405" calcext:value-type="float">
            <text:p>2.2671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241655172414" calcext:value-type="float">
            <text:p>2.912416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69496774194" calcext:value-type="float">
            <text:p>2.81969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30125" calcext:value-type="float">
            <text:p>2.7913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55064" calcext:value-type="float">
            <text:p>2.70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855638709677" calcext:value-type="float">
            <text:p>2.28855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52256" calcext:value-type="float">
            <text:p>2.13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971922580645" calcext:value-type="float">
            <text:p>2.07971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312125" calcext:value-type="float">
            <text:p>2.1131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94696" calcext:value-type="float">
            <text:p>3.57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2256" calcext:value-type="float">
            <text:p>4.29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15264516129" calcext:value-type="float">
            <text:p>4.1015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7248" calcext:value-type="float">
            <text:p>4.37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02625" calcext:value-type="float">
            <text:p>4.4010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3455" calcext:value-type="float">
            <text:p>4.6693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382735483871" calcext:value-type="float">
            <text:p>4.76382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404748387097" calcext:value-type="float">
            <text:p>4.53404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302425806452" calcext:value-type="float">
            <text:p>4.21302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01415" calcext:value-type="float">
            <text:p>4.1801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304425" calcext:value-type="float">
            <text:p>3.7830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902864516129" calcext:value-type="float">
            <text:p>3.60902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93285" calcext:value-type="float">
            <text:p>3.0093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103716129032" calcext:value-type="float">
            <text:p>2.57103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341745454545" calcext:value-type="float">
            <text:p>2.543417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66620689655" calcext:value-type="float">
            <text:p>2.505666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2895" calcext:value-type="float">
            <text:p>3.0782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34181818182" calcext:value-type="float">
            <text:p>3.739341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19767741935" calcext:value-type="float">
            <text:p>3.51119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31385" calcext:value-type="float">
            <text:p>3.0131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63664516129" calcext:value-type="float">
            <text:p>3.13963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474775" calcext:value-type="float">
            <text:p>2.9347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109575" calcext:value-type="float">
            <text:p>2.6710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295174193548" calcext:value-type="float">
            <text:p>2.45295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78475" calcext:value-type="float">
            <text:p>2.0877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405651612903" calcext:value-type="float">
            <text:p>2.39405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520925" calcext:value-type="float">
            <text:p>2.0552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439751724138" calcext:value-type="float">
            <text:p>2.024397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9415" calcext:value-type="float">
            <text:p>2.939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45375" calcext:value-type="float">
            <text:p>3.24945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583070967742" calcext:value-type="float">
            <text:p>3.31583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238525" calcext:value-type="float">
            <text:p>3.0823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642141935484" calcext:value-type="float">
            <text:p>2.80642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00115" calcext:value-type="float">
            <text:p>3.1400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77075" calcext:value-type="float">
            <text:p>2.7377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711561290323" calcext:value-type="float">
            <text:p>2.70711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929225" calcext:value-type="float">
            <text:p>2.7192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95432258064" calcext:value-type="float">
            <text:p>2.276954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091" calcext:value-type="float">
            <text:p>3.47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35089655172" calcext:value-type="float">
            <text:p>3.267350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55485" calcext:value-type="float">
            <text:p>3.2455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2335" calcext:value-type="float">
            <text:p>3.0112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350075" calcext:value-type="float">
            <text:p>2.86350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893212903226" calcext:value-type="float">
            <text:p>2.41893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182" calcext:value-type="float">
            <text:p>4.12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781187096774" calcext:value-type="float">
            <text:p>5.0578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371741935484" calcext:value-type="float">
            <text:p>4.79371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472975" calcext:value-type="float">
            <text:p>4.3147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374787096774" calcext:value-type="float">
            <text:p>3.78374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378" calcext:value-type="float">
            <text:p>3.5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4684" calcext:value-type="float">
            <text:p>4.96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199225" calcext:value-type="float">
            <text:p>5.2719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692670967742" calcext:value-type="float">
            <text:p>5.22692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93264516129" calcext:value-type="float">
            <text:p>5.12693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19435" calcext:value-type="float">
            <text:p>4.8819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37135483871" calcext:value-type="float">
            <text:p>4.9253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86085" calcext:value-type="float">
            <text:p>4.8686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5068" calcext:value-type="float">
            <text:p>4.73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334193548387" calcext:value-type="float">
            <text:p>4.4933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0072" calcext:value-type="float">
            <text:p>4.0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41470967742" calcext:value-type="float">
            <text:p>3.41641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760025" calcext:value-type="float">
            <text:p>2.8976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064937931035" calcext:value-type="float">
            <text:p>2.620649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347408695652" calcext:value-type="float">
            <text:p>3.743474086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367819354839" calcext:value-type="float">
            <text:p>3.9636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586447058823" calcext:value-type="float">
            <text:p>3.935864470588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304825806452" calcext:value-type="float">
            <text:p>3.64304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79835" calcext:value-type="float">
            <text:p>3.6779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765275" calcext:value-type="float">
            <text:p>3.3176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141806451613" calcext:value-type="float">
            <text:p>3.1114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540825" calcext:value-type="float">
            <text:p>2.88540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995535483871" calcext:value-type="float">
            <text:p>2.7399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5337" calcext:value-type="float">
            <text:p>2.315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384165517241" calcext:value-type="float">
            <text:p>2.043841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667675" calcext:value-type="float">
            <text:p>2.3666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39535483871" calcext:value-type="float">
            <text:p>3.59339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259825" calcext:value-type="float">
            <text:p>3.26259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062606451613" calcext:value-type="float">
            <text:p>2.87062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366430769231" calcext:value-type="float">
            <text:p>2.413664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34514285714" calcext:value-type="float">
            <text:p>2.36234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16903225807" calcext:value-type="float">
            <text:p>2.56916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1819" calcext:value-type="float">
            <text:p>2.3618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657381818182" calcext:value-type="float">
            <text:p>2.166573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1972" calcext:value-type="float">
            <text:p>2.0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849213793103" calcext:value-type="float">
            <text:p>2.308492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4659" calcext:value-type="float">
            <text:p>2.2246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36438709677" calcext:value-type="float">
            <text:p>2.27636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5504" calcext:value-type="float">
            <text:p>2.29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393548387097" calcext:value-type="float">
            <text:p>2.1139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09304" calcext:value-type="float">
            <text:p>2.16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0449" calcext:value-type="float">
            <text:p>2.8304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583175" calcext:value-type="float">
            <text:p>3.22583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244774193548" calcext:value-type="float">
            <text:p>2.9924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30975" calcext:value-type="float">
            <text:p>2.85930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78761290322" calcext:value-type="float">
            <text:p>2.7497876129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114725" calcext:value-type="float">
            <text:p>2.3211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26995862069" calcext:value-type="float">
            <text:p>2.10269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15125" calcext:value-type="float">
            <text:p>2.3531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88525" calcext:value-type="float">
            <text:p>2.248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030322580645" calcext:value-type="float">
            <text:p>2.1803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790823529412" calcext:value-type="float">
            <text:p>2.537908235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50933333333" calcext:value-type="float">
            <text:p>2.21250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516129032258" calcext:value-type="float">
            <text:p>2.3351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1285" calcext:value-type="float">
            <text:p>2.661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865682758621" calcext:value-type="float">
            <text:p>2.338656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661" calcext:value-type="float">
            <text:p>2.6216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685825" calcext:value-type="float">
            <text:p>3.05685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972283870968" calcext:value-type="float">
            <text:p>3.50972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163" calcext:value-type="float">
            <text:p>3.5901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249316129032" calcext:value-type="float">
            <text:p>3.55249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28725" calcext:value-type="float">
            <text:p>3.932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3128" calcext:value-type="float">
            <text:p>3.87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763138461539" calcext:value-type="float">
            <text:p>4.3776313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81525" calcext:value-type="float">
            <text:p>3.8558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644980645161" calcext:value-type="float">
            <text:p>3.15644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9514" calcext:value-type="float">
            <text:p>2.969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644717241379" calcext:value-type="float">
            <text:p>3.446447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49703225807" calcext:value-type="float">
            <text:p>4.05049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4652" calcext:value-type="float">
            <text:p>4.4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450477419355" calcext:value-type="float">
            <text:p>4.28450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32485" calcext:value-type="float">
            <text:p>3.8932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258012903226" calcext:value-type="float">
            <text:p>3.41258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47575" calcext:value-type="float">
            <text:p>3.0444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64725" calcext:value-type="float">
            <text:p>3.6546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27536" calcext:value-type="float">
            <text:p>3.69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16145454545" calcext:value-type="float">
            <text:p>3.416161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4656" calcext:value-type="float">
            <text:p>2.78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920727272727" calcext:value-type="float">
            <text:p>3.009207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636" calcext:value-type="float">
            <text:p>3.69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781454545454" calcext:value-type="float">
            <text:p>3.7578145454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003483870968" calcext:value-type="float">
            <text:p>3.72003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330514285714" calcext:value-type="float">
            <text:p>3.69330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645548387097" calcext:value-type="float">
            <text:p>3.22645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32903225806" calcext:value-type="float">
            <text:p>3.46832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2065" calcext:value-type="float">
            <text:p>3.9382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661" calcext:value-type="float">
            <text:p>4.1456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63544" calcext:value-type="float">
            <text:p>4.15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72815483871" calcext:value-type="float">
            <text:p>3.8872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44622222222" calcext:value-type="float">
            <text:p>3.471446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85225" calcext:value-type="float">
            <text:p>3.3898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6792" calcext:value-type="float">
            <text:p>3.3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196025" calcext:value-type="float">
            <text:p>3.49196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17685" calcext:value-type="float">
            <text:p>3.4817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467406451613" calcext:value-type="float">
            <text:p>3.25467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44264" calcext:value-type="float">
            <text:p>2.9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560516129032" calcext:value-type="float">
            <text:p>3.3056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36388" calcext:value-type="float">
            <text:p>3.053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79704" calcext:value-type="float">
            <text:p>2.60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304444444444" calcext:value-type="float">
            <text:p>3.333044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28965" calcext:value-type="float">
            <text:p>3.362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985083870968" calcext:value-type="float">
            <text:p>3.00985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67995" calcext:value-type="float">
            <text:p>2.5867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005020689655" calcext:value-type="float">
            <text:p>2.530050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557955555556" calcext:value-type="float">
            <text:p>2.675579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046615384615" calcext:value-type="float">
            <text:p>2.850466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540738461538" calcext:value-type="float">
            <text:p>2.5854073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2234" calcext:value-type="float">
            <text:p>1.872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064914285714" calcext:value-type="float">
            <text:p>2.00064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656051612903" calcext:value-type="float">
            <text:p>2.61656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396" calcext:value-type="float">
            <text:p>2.4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453028571429" calcext:value-type="float">
            <text:p>2.17453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550372413793" calcext:value-type="float">
            <text:p>2.335503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1225" calcext:value-type="float">
            <text:p>2.18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682896551724" calcext:value-type="float">
            <text:p>2.08682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7687" calcext:value-type="float">
            <text:p>2.0676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90425806452" calcext:value-type="float">
            <text:p>2.10990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41268965517" calcext:value-type="float">
            <text:p>2.395412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00312" calcext:value-type="float">
            <text:p>2.18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48445" calcext:value-type="float">
            <text:p>2.1848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029625" calcext:value-type="float">
            <text:p>2.3702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675716129032" calcext:value-type="float">
            <text:p>2.61675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136275" calcext:value-type="float">
            <text:p>2.5213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44903225807" calcext:value-type="float">
            <text:p>2.14244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805" calcext:value-type="float">
            <text:p>2.630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72936" calcext:value-type="float">
            <text:p>3.1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353075" calcext:value-type="float">
            <text:p>3.1035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45885" calcext:value-type="float">
            <text:p>3.1845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342477419355" calcext:value-type="float">
            <text:p>3.26342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725425" calcext:value-type="float">
            <text:p>3.1772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260412903226" calcext:value-type="float">
            <text:p>2.84260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781475" calcext:value-type="float">
            <text:p>2.3278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419165217391" calcext:value-type="float">
            <text:p>2.49419165217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5466" calcext:value-type="float">
            <text:p>2.585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794916129032" calcext:value-type="float">
            <text:p>2.24794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104825" calcext:value-type="float">
            <text:p>2.2910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19828571429" calcext:value-type="float">
            <text:p>2.18519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925221052632" calcext:value-type="float">
            <text:p>2.5192522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4604" calcext:value-type="float">
            <text:p>1.7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338694736842" calcext:value-type="float">
            <text:p>2.11338694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9028" calcext:value-type="float">
            <text:p>2.1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720877419355" calcext:value-type="float">
            <text:p>2.29720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195675" calcext:value-type="float">
            <text:p>2.7019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729548387097" calcext:value-type="float">
            <text:p>2.3272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69875" calcext:value-type="float">
            <text:p>2.16169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77317647059" calcext:value-type="float">
            <text:p>2.35377317647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378964705882" calcext:value-type="float">
            <text:p>2.9337896470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5819" calcext:value-type="float">
            <text:p>3.8858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80816" calcext:value-type="float">
            <text:p>4.1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6013" calcext:value-type="float">
            <text:p>4.6760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82464516129" calcext:value-type="float">
            <text:p>4.5282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3583" calcext:value-type="float">
            <text:p>4.2835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219825" calcext:value-type="float">
            <text:p>3.87219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38270967742" calcext:value-type="float">
            <text:p>3.54138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91355" calcext:value-type="float">
            <text:p>2.9891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137290322581" calcext:value-type="float">
            <text:p>2.3813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16875" calcext:value-type="float">
            <text:p>2.071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59089655172" calcext:value-type="float">
            <text:p>2.139590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6292" calcext:value-type="float">
            <text:p>2.3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02235" calcext:value-type="float">
            <text:p>2.5502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95529411765" calcext:value-type="float">
            <text:p>2.39895529411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121569230769" calcext:value-type="float">
            <text:p>2.341215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501083870968" calcext:value-type="float">
            <text:p>2.38501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3725" calcext:value-type="float">
            <text:p>2.980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398925" calcext:value-type="float">
            <text:p>3.7239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219277419355" calcext:value-type="float">
            <text:p>3.31219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85375" calcext:value-type="float">
            <text:p>3.02085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231854545455" calcext:value-type="float">
            <text:p>2.202318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91016" calcext:value-type="float">
            <text:p>2.15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607375" calcext:value-type="float">
            <text:p>2.8760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860775" calcext:value-type="float">
            <text:p>3.33860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317625806452" calcext:value-type="float">
            <text:p>3.14317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573765517241" calcext:value-type="float">
            <text:p>2.735737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672325" calcext:value-type="float">
            <text:p>1.9767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9832258064" calcext:value-type="float">
            <text:p>2.51469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517018181818" calcext:value-type="float">
            <text:p>2.135170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862038709677" calcext:value-type="float">
            <text:p>2.03862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719075" calcext:value-type="float">
            <text:p>1.9071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65820689655" calcext:value-type="float">
            <text:p>2.060658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1645" calcext:value-type="float">
            <text:p>3.6021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817" calcext:value-type="float">
            <text:p>4.408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960025806452" calcext:value-type="float">
            <text:p>4.24960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388077419355" calcext:value-type="float">
            <text:p>3.86388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421625" calcext:value-type="float">
            <text:p>3.2542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623" calcext:value-type="float">
            <text:p>3.206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218658064516" calcext:value-type="float">
            <text:p>3.58218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989125" calcext:value-type="float">
            <text:p>2.9398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764774193548" calcext:value-type="float">
            <text:p>2.6876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9345" calcext:value-type="float">
            <text:p>2.5239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54068965517" calcext:value-type="float">
            <text:p>2.657540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789" calcext:value-type="float">
            <text:p>2.8837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177975" calcext:value-type="float">
            <text:p>3.5717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04624516129" calcext:value-type="float">
            <text:p>3.9704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01605" calcext:value-type="float">
            <text:p>3.5701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241858064516" calcext:value-type="float">
            <text:p>3.15241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786725" calcext:value-type="float">
            <text:p>2.7478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9766" calcext:value-type="float">
            <text:p>2.699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86993548387" calcext:value-type="float">
            <text:p>3.00286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076325" calcext:value-type="float">
            <text:p>3.82076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352851612903" calcext:value-type="float">
            <text:p>3.50352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8223" calcext:value-type="float">
            <text:p>3.3082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604193103448" calcext:value-type="float">
            <text:p>3.436041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935725" calcext:value-type="float">
            <text:p>3.23935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295175" calcext:value-type="float">
            <text:p>3.0429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06270967742" calcext:value-type="float">
            <text:p>2.88606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423525" calcext:value-type="float">
            <text:p>2.6442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396387096774" calcext:value-type="float">
            <text:p>2.4639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125575" calcext:value-type="float">
            <text:p>3.95125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69295483871" calcext:value-type="float">
            <text:p>3.3569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33015" calcext:value-type="float">
            <text:p>2.7933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898311111111" calcext:value-type="float">
            <text:p>2.418983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388325" calcext:value-type="float">
            <text:p>2.11388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8752" calcext:value-type="float">
            <text:p>3.09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3548" calcext:value-type="float">
            <text:p>4.0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214" calcext:value-type="float">
            <text:p>3.99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6104" calcext:value-type="float">
            <text:p>3.6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7665" calcext:value-type="float">
            <text:p>3.4657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6714" calcext:value-type="float">
            <text:p>3.426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750838709677" calcext:value-type="float">
            <text:p>3.04750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2335" calcext:value-type="float">
            <text:p>2.6302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597066666667" calcext:value-type="float">
            <text:p>2.13597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6275" calcext:value-type="float">
            <text:p>1.972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07117241379" calcext:value-type="float">
            <text:p>1.962071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014725" calcext:value-type="float">
            <text:p>1.9401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4758" calcext:value-type="float">
            <text:p>2.254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83344516129" calcext:value-type="float">
            <text:p>3.7083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7966" calcext:value-type="float">
            <text:p>3.537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9133" calcext:value-type="float">
            <text:p>2.9691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058096551724" calcext:value-type="float">
            <text:p>3.150580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618703448276" calcext:value-type="float">
            <text:p>3.756187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354012903226" calcext:value-type="float">
            <text:p>3.47354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29375" calcext:value-type="float">
            <text:p>3.1122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148258064516" calcext:value-type="float">
            <text:p>2.52148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589" calcext:value-type="float">
            <text:p>2.0455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676654545455" calcext:value-type="float">
            <text:p>1.976766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511025" calcext:value-type="float">
            <text:p>2.02511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316290909091" calcext:value-type="float">
            <text:p>2.123162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73488" calcext:value-type="float">
            <text:p>2.2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3175" calcext:value-type="float">
            <text:p>2.543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194012903226" calcext:value-type="float">
            <text:p>2.10194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47781818182" calcext:value-type="float">
            <text:p>2.414477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967122580645" calcext:value-type="float">
            <text:p>3.21967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5423" calcext:value-type="float">
            <text:p>3.7654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49305" calcext:value-type="float">
            <text:p>3.6349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819019354839" calcext:value-type="float">
            <text:p>3.4881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616619354839" calcext:value-type="float">
            <text:p>3.29616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1241" calcext:value-type="float">
            <text:p>3.071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01006451613" calcext:value-type="float">
            <text:p>3.65701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9317" calcext:value-type="float">
            <text:p>3.6793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51125" calcext:value-type="float">
            <text:p>3.3285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559066666667" calcext:value-type="float">
            <text:p>2.90559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375509677419" calcext:value-type="float">
            <text:p>2.83375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274514285714" calcext:value-type="float">
            <text:p>3.02274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7300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164" meta:object-count="0"/>
    <meta:user-defined meta:name="AppVersion">3.0</meta:user-defined>
  </office:meta>
</office:document-meta>
</file>